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line-height="200%" fo:text-align="start" style:justify-single-word="false">
        <style:tab-stops>
          <style:tab-stop style:position="1.448in"/>
          <style:tab-stop style:position="3.2709in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BP OPCODE LIST</text:p>
      <text:p text:style-name="P1"/>
      <text:p text:style-name="P1"/>
      <text:p text:style-name="P2">General Format:</text:p>
      <text:p text:style-name="P2">instruction&lt;size of op identify&gt; &lt;size of arg(b,w,d,q)&gt;&lt;size of arg at byte level&gt;argument,...</text:p>
      <text:p text:style-name="P2"/>
      <text:p text:style-name="P2"/>
      <text:p text:style-name="P2">mov:</text:p>
      <text:p text:style-name="P3">reg-reg<text:tab/>mov8 d1rx<text:tab/>d1ry</text:p>
      <text:p text:style-name="P3">reg-[reg]<text:tab/>mov8 d1rx<text:tab/>d1[ry]</text:p>
      <text:p text:style-name="P3">reg-[iptr]<text:tab/>mov8 d1rx<text:tab/>d4[iptr]</text:p>
      <text:p text:style-name="P3">[reg]-[iptr]<text:tab/>mov8 {b,w,d}1[rx]<text:tab/>{b,w,d}4[iptr]</text:p>
      <text:p text:style-name="P3">reg-imm<text:tab/>mov8 d1rx<text:tab/>{b1,w2,d4}imm </text:p>
      <text:p text:style-name="P3">[iptr]-imm<text:tab/>mov8 {b,w,d}4[iptr]<text:tab/>{b1,w2,d4}imm</text:p>
      <text:p text:style-name="P3">[iptr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letter-kerning="true" style:font-name-asian="Bitstream Vera Sans1" style:font-size-asian="12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Tahoma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  <meta:creation-date>2008-09-15T17:06:05</meta:creation-date>
    <dc:date>2008-09-15T17:56:21</dc:date>
    <meta:editing-cycles>2</meta:editing-cycles>
    <meta:editing-duration>PT35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76" meta:character-count="334"/>
  </office:meta>
</office:document-meta>
</file>